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59cm" draw:marker-end-width="0.659cm" draw:fill="none" draw:textarea-horizontal-align="justify" draw:textarea-vertical-align="middle" draw:auto-grow-height="false" fo:min-height="0.195cm" fo:min-width="0.242cm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.203cm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767cm"/>
    </style:style>
    <style:style style:name="gr6" style:family="graphic" style:parent-style-name="objectwithoutfill">
      <style:graphic-properties svg:stroke-width="0.102cm" svg:stroke-color="#66ff00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Fira Sans Book" fo:font-size="18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788cm" svg:height="1.791cm" draw:transform="rotate (-3.14159265358979) translate (7.807cm 6.60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7.592cm" svg:y1="6.626cm" svg:x2="6.176cm" svg:y2="6.634cm">
            <text:p/>
          </draw:line>
          <draw:line draw:style-name="gr3" draw:text-style-name="P1" draw:layer="layout" svg:x1="6.899cm" svg:y1="3.997cm" svg:x2="6.899cm" svg:y2="4.806cm">
            <text:p/>
          </draw:line>
          <draw:line draw:style-name="gr3" draw:text-style-name="P1" draw:layer="layout" svg:x1="6.899cm" svg:y1="6.642cm" svg:x2="6.899cm" svg:y2="7.451cm">
            <text:p/>
          </draw:line>
        </draw:g>
        <draw:line draw:style-name="gr3" draw:text-style-name="P1" xml:id="id2" draw:id="id2" draw:layer="layout" svg:x1="7.13cm" svg:y1="8.815cm" svg:x2="8.629cm" svg:y2="8.815cm">
          <text:p/>
        </draw:line>
        <draw:line draw:style-name="gr3" draw:text-style-name="P1" draw:layer="layout" svg:x1="7.531cm" svg:y1="9.015cm" svg:x2="8.293cm" svg:y2="9.015cm">
          <text:p/>
        </draw:line>
        <draw:line draw:style-name="gr3" draw:text-style-name="P1" draw:layer="layout" svg:x1="7.732cm" svg:y1="9.215cm" svg:x2="8.113cm" svg:y2="9.215cm">
          <text:p/>
        </draw:line>
        <draw:connector draw:style-name="gr4" draw:text-style-name="P2" draw:layer="layout" svg:x1="6.913cm" svg:y1="7.451cm" svg:x2="7.879cm" svg:y2="8.815cm" draw:start-shape="id1" draw:start-glue-point="2" draw:end-shape="id2" draw:end-glue-point="0" svg:d="M6913 7451v682h966v682" svg:viewBox="0 0 967 1365">
          <text:p/>
        </draw:connector>
        <draw:connector draw:style-name="gr4" draw:text-style-name="P2" draw:layer="layout" svg:x1="6.913cm" svg:y1="3.997cm" svg:x2="5.312cm" svg:y2="3.434cm" draw:start-shape="id1" draw:start-glue-point="0" svg:d="M6913 3997v-557h-1601v-6" svg:viewBox="0 0 1602 564">
          <text:p/>
        </draw:connector>
        <draw:frame draw:style-name="gr5" draw:text-style-name="P4" draw:layer="layout" svg:width="3.251cm" svg:height="1.017cm" svg:x="2.255cm" svg:y="2.966cm">
          <draw:text-box>
            <text:p text:style-name="P3"><text:span text:style-name="T1">V+ (HIGH)</text:span></text:p>
          </draw:text-box>
        </draw:frame>
        <draw:connector draw:style-name="gr6" draw:text-style-name="P1" draw:layer="layout" draw:type="curve" draw:line-skew="-0.254cm" svg:x1="7.984cm" svg:y1="5.347cm" svg:x2="9.924cm" svg:y2="5.035cm" svg:d="M7984 5347c1074 0 104-312 1940-312" svg:viewBox="0 0 1941 313">
          <text:p/>
        </draw:connector>
        <draw:connector draw:style-name="gr6" draw:text-style-name="P1" draw:layer="layout" draw:type="curve" draw:line-skew="-0.254cm" svg:x1="8.103cm" svg:y1="5.741cm" svg:x2="10.043cm" svg:y2="5.429cm" svg:d="M8103 5741c1074 0 104-312 1940-312" svg:viewBox="0 0 1941 313">
          <text:p/>
        </draw:connector>
        <draw:connector draw:style-name="gr6" draw:text-style-name="P1" draw:layer="layout" draw:type="curve" draw:line-skew="-0.254cm" svg:x1="8.223cm" svg:y1="6.134cm" svg:x2="10.163cm" svg:y2="5.822cm" svg:d="M8223 6134c1074 0 104-312 1940-312" svg:viewBox="0 0 1941 3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16:23.072645200</meta:creation-date>
    <dc:date>2018-01-25T15:22:53.316959964</dc:date>
    <meta:editing-duration>PT6M30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